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03D00000028AB101C0A891CA188.png" manifest:media-type="image/png"/>
  <manifest:file-entry manifest:full-path="Pictures/10000201000002BD000001614A6DBFDDC137D7D5.png" manifest:media-type="image/png"/>
  <manifest:file-entry manifest:full-path="Pictures/100002BD00003DA10000013E5208071ED9A19F2E.svg" manifest:media-type="image/svg+xml"/>
  <manifest:file-entry manifest:full-path="Pictures/100002010000003D00000028C6563044DE6C25D5.png" manifest:media-type="image/png"/>
  <manifest:file-entry manifest:full-path="Pictures/10000438000004B600000318C21ACF48B81EA0B2.svg" manifest:media-type="image/svg+xml"/>
  <manifest:file-entry manifest:full-path="Pictures/10000635000004B6000003184994C9551265E3E3.svg" manifest:media-type="image/svg+xml"/>
  <manifest:file-entry manifest:full-path="Pictures/2000003E00002E6400001B78488D013AB82ED76C.svm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0.808cm" style:rel-column-width="3114*"/>
    </style:style>
    <style:style style:name="Table1.B" style:family="table-column">
      <style:table-column-properties style:column-width="11.793cm" style:rel-column-width="45462*"/>
    </style:style>
    <style:style style:name="Table1.C" style:family="table-column">
      <style:table-column-properties style:column-width="2.304cm" style:rel-column-width="8880*"/>
    </style:style>
    <style:style style:name="Table1.D" style:family="table-column">
      <style:table-column-properties style:column-width="2.096cm" style:rel-column-width="8079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color="#ea5a2e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P2" style:family="paragraph" style:parent-style-name="Standard">
      <style:text-properties officeooo:rsid="00192479" officeooo:paragraph-rsid="00192479"/>
    </style:style>
    <style:style style:name="P3" style:family="paragraph" style:parent-style-name="Heading_20_2">
      <style:paragraph-properties fo:margin-top="0.199cm" fo:margin-bottom="0.199cm" loext:contextual-spacing="false"/>
      <style:text-properties officeooo:rsid="0060a31a" officeooo:paragraph-rsid="0060a31a"/>
    </style:style>
    <style:style style:name="P4" style:family="paragraph" style:parent-style-name="Table_20_Contents">
      <style:text-properties fo:font-weight="bold" officeooo:rsid="00614d3a" officeooo:paragraph-rsid="00614d3a" style:font-weight-asian="bold" style:font-weight-complex="bold"/>
    </style:style>
    <style:style style:name="P5" style:family="paragraph" style:parent-style-name="Table_20_Contents">
      <style:text-properties officeooo:rsid="00614d3a" officeooo:paragraph-rsid="00614d3a"/>
    </style:style>
    <style:style style:name="P6" style:family="paragraph" style:parent-style-name="Table_20_Contents">
      <style:text-properties officeooo:rsid="00624ea9" officeooo:paragraph-rsid="00624ea9"/>
    </style:style>
    <style:style style:name="P7" style:family="paragraph" style:parent-style-name="Standard">
      <style:paragraph-properties fo:margin-top="0cm" fo:margin-bottom="0.199cm" loext:contextual-spacing="false" fo:line-height="115%"/>
      <style:text-properties style:font-name="Ubuntu" fo:font-size="10.5pt" fo:font-style="normal" fo:font-weight="normal" officeooo:rsid="005e277a" style:font-size-asian="10.5pt" style:font-style-asian="normal" style:font-weight-asian="normal" style:font-size-complex="10.5pt"/>
    </style:style>
    <style:style style:name="P8" style:family="paragraph" style:parent-style-name="Standard" style:master-page-name="Training">
      <style:paragraph-properties style:page-number="auto"/>
      <style:text-properties officeooo:rsid="00192479" officeooo:paragraph-rsid="00192479"/>
    </style:style>
    <style:style style:name="P9" style:family="paragraph">
      <style:paragraph-properties fo:text-align="end"/>
    </style:style>
    <style:style style:name="P10" style:family="paragraph">
      <loext:graphic-properties draw:fill="none" draw:fill-color="#ffffff"/>
      <style:paragraph-properties fo:text-align="end"/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1" style:family="text">
      <style:text-properties officeooo:rsid="0031d113"/>
    </style:style>
    <style:style style:name="T2" style:family="text"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3" style:family="text">
      <style:text-properties fo:color="#333333" style:font-name="Ubuntu" fo:font-size="14pt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2.3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draw:frame draw:style-name="fr1" draw:name="Image1" text:anchor-type="paragraph" svg:x="0.138cm" svg:y="-1.404cm" svg:width="3.314cm" svg:height="1.623cm" draw:z-index="0"><draw:image xlink:href="Pictures/10000201000002BD000001614A6DBFDDC137D7D5.png" xlink:type="simple" xlink:show="embed" xlink:actuate="onLoad"/></draw:frame><draw:frame text:anchor-type="paragraph" draw:z-index="1" draw:style-name="gr1" draw:text-style-name="P10" svg:width="14.371cm" svg:height="2.352cm" svg:x="3.233cm" svg:y="-1.284cm"><draw:text-box><text:p text:style-name="P9"><text:span text:style-name="T2">Section: InaSAFE Realtime</text:span></text:p><text:p text:style-name="P9"><text:span text:style-name="T3">Module : Answers</text:span></text:p></draw:text-box></draw:frame></text:p>
      <text:p text:style-name="P2"/>
      <text:p text:style-name="P3"><draw:frame draw:style-name="fr1" draw:name="Image3" text:anchor-type="paragraph" svg:x="-2cm" svg:y="0.222cm" svg:width="1.286cm" svg:height="0.843cm" draw:z-index="2"><draw:image xlink:href="Pictures/10000438000004B600000318C21ACF48B81EA0B2.svg" xlink:type="simple" xlink:show="embed" xlink:actuate="onLoad"/><draw:image xlink:href="Pictures/100002010000003D00000028AB101C0A891CA188.png" xlink:type="simple" xlink:show="embed" xlink:actuate="onLoad"/></draw:frame>Answers to question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4">#</text:p>
          </table:table-cell>
          <table:table-cell table:style-name="Table1.A1" office:value-type="string">
            <text:p text:style-name="P4">Module</text:p>
          </table:table-cell>
          <table:table-cell table:style-name="Table1.A1" office:value-type="string">
            <text:p text:style-name="P4">Question</text:p>
          </table:table-cell>
          <table:table-cell table:style-name="Table1.D1" office:value-type="string">
            <text:p text:style-name="P4">Answer</text:p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</table:table>
      <text:p text:style-name="P7"><draw:frame draw:style-name="fr1" draw:name="Image2" text:anchor-type="paragraph" svg:x="-1.974cm" svg:y="8.8cm" svg:width="1.286cm" svg:height="0.843cm" draw:z-index="3"><draw:image xlink:href="Pictures/10000635000004B6000003184994C9551265E3E3.svg" xlink:type="simple" xlink:show="embed" xlink:actuate="onLoad"/><draw:image xlink:href="Pictures/100002010000003D00000028C6563044DE6C25D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Bitmap_20_1" draw:display-name="Bitmap 1" xlink:href="Pictures/2000003E00002E6400001B78488D013AB82ED76C.svm" xlink:type="simple" xlink:show="embed" xlink:actuate="onLoad"/>
    <draw:fill-image draw:name="Bitmap_20_2" draw:display-name="Bitmap 2" xlink:href="Pictures/100002BD00003DA10000013E5208071ED9A19F2E.svg" xlink:type="simple" xlink:show="embed" xlink:actuate="onLoad"/>
    <draw:fill-image draw:name="bottom" xlink:href="Pictures/100002BD00003DA10000013E5208071ED9A19F2E.sv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Ubuntu" fo:font-family="Ubuntu" style:font-family-generic="swiss" style:font-pitch="variable"/>
    </style:style>
    <style:style style:name="Heading_20_2" style:display-name="Heading 2" style:family="paragraph" style:parent-style-name="Heading" style:class="text">
      <style:paragraph-properties fo:margin-top="0.42cm" fo:margin-bottom="0.199cm" loext:contextual-spacing="false" fo:line-height="115%"/>
      <style:text-properties style:font-name="Ubuntu" fo:font-family="Ubuntu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3" style:display-name="Heading 3" style:family="paragraph" style:parent-style-name="Heading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ea5a2e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MT1" style:family="text">
      <style:text-properties officeooo:rsid="0031d11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cm" fo:margin-left="2cm" fo:margin-right="2cm" fo:background-color="transparent" style:writing-mode="lr-tb" draw:fill="none" draw:fill-color="#729fcf" draw:fill-image-name="bottom" draw:fill-image-width="1cm" draw:fill-image-height="1cm" style:repeat="no-repeat" draw:fill-image-ref-point="botto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Training" style:page-layout-name="Mpm2">
      <style:footer>
        <text:p text:style-name="MP1">http://<text:span text:style-name="MT1">inasafe</text:span>.org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9T13:25:13.087000000</meta:creation-date>
    <meta:editing-duration>PT9H45M33S</meta:editing-duration>
    <meta:editing-cycles>47</meta:editing-cycles>
    <meta:generator>LibreOffice/5.3.3.2$MacOSX_X86_64 LibreOffice_project/3d9a8b4b4e538a85e0782bd6c2d430bafe583448</meta:generator>
    <dc:date>2017-09-06T09:03:48.042843000</dc:date>
    <meta:document-statistic meta:table-count="1" meta:image-count="3" meta:object-count="0" meta:page-count="1" meta:paragraph-count="6" meta:word-count="8" meta:character-count="59" meta:non-whitespace-character-count="57"/>
  </office:meta>
</office:document-meta>
</file>